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4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2.396cm" fo:min-width="2.146cm"/>
    </style:style>
    <style:style style:name="gr34" style:family="graphic" style:parent-style-name="standard">
      <style:graphic-properties draw:textarea-horizontal-align="justify" draw:textarea-vertical-align="middle" draw:auto-grow-height="false" fo:min-height="2.416cm" fo:min-width="2.166cm"/>
    </style:style>
    <style:style style:name="gr35" style:family="graphic" style:parent-style-name="standard">
      <style:graphic-properties draw:textarea-horizontal-align="justify" draw:textarea-vertical-align="middle" draw:auto-grow-height="false" fo:min-height="2.442cm" fo:min-width="2.192cm"/>
    </style:style>
    <style:style style:name="gr36" style:family="graphic" style:parent-style-name="objectwithoutfill">
      <style:graphic-properties draw:marker-start="Circle" draw:marker-end="Rounded_20_short_20_Arrow" draw:fill="none" draw:textarea-vertical-align="middle"/>
    </style:style>
    <style:style style:name="gr37" style:family="graphic" style:parent-style-name="standard">
      <style:graphic-properties svg:stroke-color="#ffffff" draw:fill="none" draw:fill-color="#999999" draw:opacity="50%" draw:textarea-horizontal-align="justify" draw:textarea-vertical-align="middle" draw:auto-grow-height="false" fo:min-height="1.025cm" fo:min-width="1.251cm"/>
    </style:style>
    <style:style style:name="gr38" style:family="graphic" style:parent-style-name="standard">
      <style:graphic-properties svg:stroke-color="#000000" draw:fill-color="#99ffff" draw:textarea-horizontal-align="justify" draw:textarea-vertical-align="middle" draw:auto-grow-height="false" fo:min-height="0cm" fo:min-width="0.64cm"/>
    </style:style>
    <style:style style:name="gr39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2.031cm"/>
    </style:style>
    <style:style style:name="gr40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98cm" fo:min-width="0.748cm" fo:padding-top="0.134cm" fo:padding-bottom="0.134cm" fo:padding-left="0.259cm" fo:padding-right="0.259cm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998cm" fo:min-width="0.748cm"/>
    </style:style>
    <style:style style:name="gr42" style:family="graphic" style:parent-style-name="standard">
      <style:graphic-properties svg:stroke-color="#000000" draw:fill-color="#99ffff" draw:textarea-horizontal-align="justify" draw:textarea-vertical-align="middle" draw:auto-grow-height="false" fo:min-height="0.613cm" fo:min-width="0.363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</style:style>
    <style:style style:name="gr44" style:family="graphic" style:parent-style-name="standard">
      <style:graphic-properties draw:stroke="none" svg:stroke-color="#000000" draw:fill-color="#111111" draw:opacity="15%" draw:textarea-horizontal-align="justify" draw:textarea-vertical-align="middle" draw:auto-grow-height="false" fo:min-height="0.613cm" fo:min-width="0.363cm" draw:shadow="hidden"/>
    </style:style>
    <style:style style:name="gr45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8cm" fo:min-width="0.73cm" fo:padding-top="0.134cm" fo:padding-bottom="0.134cm" fo:padding-left="0.259cm" fo:padding-right="0.259cm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1.016cm" fo:min-width="1.238cm"/>
    </style:style>
    <style:style style:name="gr47" style:family="graphic" style:parent-style-name="standard">
      <style:graphic-properties svg:stroke-color="#000000" draw:fill-color="#999999" draw:textarea-horizontal-align="justify" draw:textarea-vertical-align="middle" draw:auto-grow-height="false" fo:min-height="1.025cm" fo:min-width="2.024cm"/>
    </style:style>
    <style:style style:name="gr48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1.016cm" fo:min-width="0cm"/>
    </style:style>
    <style:style style:name="gr49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1.016cm" fo:min-width="0cm"/>
    </style:style>
    <style:style style:name="gr50" style:family="graphic" style:parent-style-name="standard">
      <style:graphic-properties draw:stroke="none" svg:stroke-color="#000000" draw:fill="none" draw:fill-color="#ffffff" draw:textarea-vertical-align="middle" fo:min-height="1.027cm"/>
    </style:style>
    <style:style style:name="gr51" style:family="graphic" style:parent-style-name="measure" style:list-style-name="L1">
      <style:graphic-properties draw:textarea-vertical-align="middle" draw:line-distance="0.931cm" draw:placing="below"/>
    </style:style>
    <style:style style:name="gr52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1.016cm" fo:min-width="1.238cm"/>
    </style:style>
    <style:style style:name="gr53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1.025cm" fo:min-width="2.024cm"/>
    </style:style>
    <style:style style:name="gr54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55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396cm"/>
    </style:style>
    <style:style style:name="gr56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58" style:family="graphic" style:parent-style-name="standard">
      <style:graphic-properties draw:stroke="none" svg:stroke-color="#000000" draw:fill="none" draw:fill-color="#ffffff" fo:min-height="0.471cm"/>
    </style:style>
    <style:style style:name="gr59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999999" draw:opacity="50%"/>
      <style:paragraph-properties fo:text-align="center"/>
    </style:style>
    <style:style style:name="P13" style:family="paragraph">
      <loext:graphic-properties draw:fill-color="#99ffff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loext:graphic-properties draw:fill-color="#666666" draw:opacity="55%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111111" draw:opacity="15%"/>
      <style:paragraph-properties fo:text-align="center"/>
    </style:style>
    <style:style style:name="P19" style:family="paragraph">
      <loext:graphic-properties draw:fill-color="#000000" draw:opacity="19%"/>
      <style:paragraph-properties fo:text-align="center"/>
    </style:style>
    <style:style style:name="P20" style:family="paragraph">
      <loext:graphic-properties draw:fill-color="#ffffff" draw:opacity="19%"/>
      <style:paragraph-properties fo:text-align="center"/>
    </style:style>
    <style:style style:name="P21" style:family="paragraph">
      <loext:graphic-properties draw:fill-color="#666666" draw:opacity="67%"/>
      <style:paragraph-properties fo:text-align="center"/>
    </style:style>
    <style:style style:name="P22" style:family="paragraph">
      <loext:graphic-properties draw:fill-color="#999999" draw:opacity="50%"/>
      <style:paragraph-properties fo:text-align="center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-color="#3399ff"/>
      <style:paragraph-properties fo:text-align="center"/>
    </style:style>
    <style:style style:name="P25" style:family="paragraph">
      <loext:graphic-properties draw:fill-color="#00cc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6.25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6.885cm" svg:x2="6.596cm" svg:y2="6.885cm">
          <text:p/>
        </draw:line>
        <draw:line draw:style-name="gr22" draw:text-style-name="P3" draw:layer="layout" svg:x1="2.068cm" svg:y1="4.048cm" svg:x2="2.068cm" svg:y2="6.885cm">
          <text:p/>
        </draw:line>
        <draw:line draw:style-name="gr23" draw:text-style-name="P3" draw:layer="layout" svg:x1="3.159cm" svg:y1="6.885cm" svg:x2="2.068cm" svg:y2="6.885cm">
          <text:p/>
        </draw:line>
        <draw:line draw:style-name="gr24" draw:text-style-name="P3" draw:layer="layout" svg:x1="2.548cm" svg:y1="6.784cm" svg:x2="2.548cm" svg:y2="8.625cm">
          <text:p/>
        </draw:line>
        <draw:custom-shape draw:style-name="gr25" draw:text-style-name="P5" draw:layer="layout" svg:width="1.27cm" svg:height="1.27cm" svg:x="6.819cm" svg:y="7.9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8.625cm" svg:x2="6.819cm" svg:y2="8.625cm">
          <text:p/>
        </draw:line>
        <draw:line draw:style-name="gr26" draw:text-style-name="P3" draw:layer="layout" svg:x1="7.447cm" svg:y1="6.885cm" svg:x2="7.447cm" svg:y2="7.99cm">
          <text:p/>
        </draw:line>
        <draw:line draw:style-name="gr22" draw:text-style-name="P3" draw:layer="layout" svg:x1="7.447cm" svg:y1="6.885cm" svg:x2="6.977cm" svg:y2="6.885cm">
          <text:p/>
        </draw:line>
        <draw:line draw:style-name="gr22" draw:text-style-name="P3" draw:layer="layout" svg:x1="8.089cm" svg:y1="8.625cm" svg:x2="9.334cm" svg:y2="8.625cm">
          <text:p/>
        </draw:line>
        <draw:line draw:style-name="gr24" draw:text-style-name="P3" draw:layer="layout" svg:x1="9.334cm" svg:y1="8.747cm" svg:x2="9.334cm" svg:y2="7.597cm">
          <text:p/>
        </draw:line>
        <draw:custom-shape draw:style-name="gr27" draw:text-style-name="P7" draw:layer="layout" svg:width="0.508cm" svg:height="0.762cm" svg:x="8.363cm" svg:y="7.21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71cm" svg:y1="7.597cm" svg:x2="9.325cm" svg:y2="7.597cm">
          <text:p/>
        </draw:line>
        <draw:line draw:style-name="gr23" draw:text-style-name="P3" draw:layer="layout" svg:x1="7.835cm" svg:y1="8.096cm" svg:x2="8.363cm" svg:y2="7.574cm">
          <text:p/>
        </draw:line>
        <draw:frame draw:style-name="gr28" draw:text-style-name="P8" draw:layer="layout" svg:width="2.413cm" svg:height="0.732cm" svg:x="3.794cm" svg:y="5.5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7.3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0.1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0.786cm" svg:x2="6.597cm" svg:y2="10.786cm">
          <text:p/>
        </draw:line>
        <draw:line draw:style-name="gr23" draw:text-style-name="P3" draw:layer="layout" svg:x1="3.16cm" svg:y1="10.786cm" svg:x2="1.762cm" svg:y2="10.786cm">
          <text:p/>
        </draw:line>
        <draw:line draw:style-name="gr24" draw:text-style-name="P3" draw:layer="layout" svg:x1="2.549cm" svg:y1="10.685cm" svg:x2="2.549cm" svg:y2="12.526cm">
          <text:p/>
        </draw:line>
        <draw:custom-shape draw:style-name="gr25" draw:text-style-name="P5" draw:layer="layout" svg:width="1.27cm" svg:height="1.27cm" svg:x="6.82cm" svg:y="11.8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2.526cm" svg:x2="6.82cm" svg:y2="12.526cm">
          <text:p/>
        </draw:line>
        <draw:line draw:style-name="gr26" draw:text-style-name="P3" draw:layer="layout" svg:x1="7.448cm" svg:y1="10.786cm" svg:x2="7.448cm" svg:y2="11.891cm">
          <text:p/>
        </draw:line>
        <draw:line draw:style-name="gr22" draw:text-style-name="P3" draw:layer="layout" svg:x1="7.448cm" svg:y1="10.786cm" svg:x2="6.978cm" svg:y2="10.786cm">
          <text:p/>
        </draw:line>
        <draw:line draw:style-name="gr26" draw:text-style-name="P3" draw:layer="layout" svg:x1="8.09cm" svg:y1="12.526cm" svg:x2="12.58cm" svg:y2="12.526cm">
          <text:p/>
        </draw:line>
        <draw:frame draw:style-name="gr28" draw:text-style-name="P8" draw:layer="layout" svg:width="0.635cm" svg:height="0.732cm" svg:x="6.843cm" svg:y="11.2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0.195cm" svg:x2="6.969cm" svg:y2="10.195cm">
          <text:p text:style-name="P9"><text:span text:style-name="T8">L</text:span></text:p>
        </draw:measure>
        <draw:line draw:style-name="gr22" draw:text-style-name="P3" draw:layer="layout" svg:x1="1.762cm" svg:y1="10.7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3.7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3.734cm" svg:x2="1.456cm" svg:y2="15.003cm">
          <text:p/>
        </draw:line>
        <draw:custom-shape draw:style-name="gr25" draw:text-style-name="P5" draw:layer="layout" svg:width="1.27cm" svg:height="1.27cm" svg:x="12.58cm" svg:y="11.9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8.625cm" svg:x2="12.777cm" svg:y2="12.086cm">
          <text:p/>
        </draw:line>
        <draw:line draw:style-name="gr26" draw:text-style-name="P3" draw:layer="layout" svg:x1="11.646cm" svg:y1="14.093cm" svg:x2="12.747cm" svg:y2="12.992cm">
          <text:p/>
        </draw:line>
        <draw:line draw:style-name="gr31" draw:text-style-name="P3" draw:layer="layout" svg:x1="10.845cm" svg:y1="14.896cm" svg:x2="11.647cm" svg:y2="14.093cm">
          <text:p/>
        </draw:line>
        <draw:line draw:style-name="gr24" draw:text-style-name="P3" draw:layer="layout" svg:x1="9.329cm" svg:y1="12.643cm" svg:x2="9.329cm" svg:y2="11.493cm">
          <text:p/>
        </draw:line>
        <draw:custom-shape draw:style-name="gr27" draw:text-style-name="P7" draw:layer="layout" svg:width="0.508cm" svg:height="0.762cm" svg:x="8.358cm" svg:y="11.10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66cm" svg:y1="11.493cm" svg:x2="9.32cm" svg:y2="11.493cm">
          <text:p/>
        </draw:line>
        <draw:line draw:style-name="gr23" draw:text-style-name="P3" draw:layer="layout" svg:x1="7.83cm" svg:y1="11.992cm" svg:x2="8.358cm" svg:y2="11.47cm">
          <text:p/>
        </draw:line>
      </draw:page>
      <draw:page draw:name="page4" draw:style-name="dp1" draw:master-page-name="Default">
        <draw:custom-shape draw:style-name="gr33" draw:text-style-name="P11" draw:layer="layout" svg:width="3.74cm" svg:height="3.74cm" svg:x="4.426cm" svg:y="5.464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0.833cm" svg:y="8.552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6.243cm" svg:y="12.425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7.513cm 7.708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7.514cm 7.709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7.514cm 7.709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11.806cm 11.155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11.841cm 11.184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11.806cm 11.224cm)" svg:viewBox="0 0 4867 2226" svg:d="M0 0c3663 0 4867 2226 4867 2226">
          <text:p/>
        </draw:path>
      </draw:page>
      <draw:page draw:name="page5" draw:style-name="dp1" draw:master-page-name="Default">
        <draw:custom-shape draw:style-name="gr37" draw:text-style-name="P12" draw:layer="layout" svg:width="1.751cm" svg:height="1.275cm" svg:x="11.597cm" svg:y="16.2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7" draw:text-style-name="P12" draw:layer="layout" svg:width="1.751cm" svg:height="1.275cm" svg:x="7.697cm" svg:y="16.2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8" draw:text-style-name="P13" draw:layer="layout" svg:width="1.612cm" svg:height="0.262cm" svg:x="4.016cm" svg:y="7.9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7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4" draw:text-style-name="P18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39" draw:text-style-name="P14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7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4" draw:text-style-name="P18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  <draw:custom-shape draw:style-name="gr46" draw:text-style-name="P16" draw:layer="layout" svg:width="1.738cm" svg:height="1.266cm" svg:x="3.944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14" draw:layer="layout" svg:width="2.524cm" svg:height="1.275cm" svg:x="3.549cm" svg:y="9.2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19" draw:layer="layout" svg:width="0.086cm" svg:height="1.266cm" svg:x="5.596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9" draw:text-style-name="P20" draw:layer="layout" svg:width="0.086cm" svg:height="1.266cm" svg:x="4.1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8" draw:text-style-name="P13" draw:layer="layout" svg:width="1.612cm" svg:height="0.262cm" svg:x="7.825cm" svg:y="7.9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6" draw:layer="layout" svg:width="1.738cm" svg:height="1.266cm" svg:x="7.753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14" draw:layer="layout" svg:width="2.524cm" svg:height="1.275cm" svg:x="7.357cm" svg:y="9.21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19" draw:layer="layout" svg:width="0.086cm" svg:height="1.266cm" svg:x="9.405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9" draw:text-style-name="P20" draw:layer="layout" svg:width="0.086cm" svg:height="1.266cm" svg:x="7.909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0" draw:text-style-name="P4" draw:layer="layout" svg:width="6.357cm" svg:height="1.277cm" svg:x="3.533cm" svg:y="2.263cm">
          <draw:text-box>
            <text:p text:style-name="P1">Front view</text:p>
          </draw:text-box>
        </draw:frame>
        <draw:frame draw:style-name="gr50" draw:text-style-name="P4" draw:layer="layout" svg:width="6.357cm" svg:height="1.277cm" svg:x="3.534cm" svg:y="6.71cm">
          <draw:text-box>
            <text:p text:style-name="P1">Top view</text:p>
          </draw:text-box>
        </draw:frame>
        <draw:measure draw:style-name="gr51" draw:text-style-name="P9" draw:layer="measurelines" svg:x1="4.78cm" svg:y1="9.883cm" svg:x2="8.59cm" svg:y2="9.883cm">
          <text:p text:style-name="P9"><text:span text:style-name="T8">Baseline</text:span></text:p>
        </draw:measure>
        <draw:custom-shape draw:style-name="gr52" draw:text-style-name="P21" draw:layer="layout" svg:width="1.738cm" svg:height="1.266cm" svg:x="3.947cm" svg:y="14.97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3" draw:text-style-name="P22" draw:layer="layout" svg:width="2.524cm" svg:height="1.275cm" svg:x="3.552cm" svg:y="16.2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19" draw:layer="layout" svg:width="0.086cm" svg:height="1.266cm" svg:x="5.599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9" draw:text-style-name="P20" draw:layer="layout" svg:width="0.086cm" svg:height="1.266cm" svg:x="4.091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54" draw:text-style-name="P13" draw:layer="layout" svg:width="1.365cm" svg:height="0.059cm" svg:x="4.142cm" svg:y="14.917cm" svg:viewBox="0 0 1366 60" svg:d="M0 60c140-36 390-60 683-60 294 0 543 24 683 60z">
          <text:p/>
        </draw:path>
        <draw:custom-shape draw:style-name="gr55" draw:text-style-name="P23" draw:layer="layout" svg:width="0.896cm" svg:height="0.187cm" svg:x="6.411cm" svg:y="1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4.368cm" svg:y1="17.078cm" svg:x2="6.077cm" svg:y2="14.103cm">
          <text:p/>
        </draw:line>
        <draw:line draw:style-name="gr31" draw:text-style-name="P3" draw:layer="layout" svg:x1="5.264cm" svg:y1="17.078cm" svg:x2="3.537cm" svg:y2="14.103cm">
          <text:p/>
        </draw:line>
        <draw:custom-shape draw:style-name="gr56" draw:text-style-name="P24" draw:layer="layout" svg:width="0.168cm" svg:height="0.168cm" svg:x="4.729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0.896cm" svg:height="0.081cm" svg:x="8.168cm" svg:y="1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8.168cm" svg:y1="17.079cm" svg:x2="9.877cm" svg:y2="14.104cm">
          <text:p/>
        </draw:line>
        <draw:line draw:style-name="gr31" draw:text-style-name="P3" draw:layer="layout" svg:x1="9.064cm" svg:y1="17.079cm" svg:x2="7.337cm" svg:y2="14.104cm">
          <text:p/>
        </draw:line>
        <draw:custom-shape draw:style-name="gr56" draw:text-style-name="P24" draw:layer="layout" svg:width="0.168cm" svg:height="0.168cm" svg:x="8.5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0.896cm" svg:height="0.081cm" svg:x="8.1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12.419cm" svg:y1="16.294cm" svg:x2="13.677cm" svg:y2="14.104cm">
          <text:p/>
        </draw:line>
        <draw:line draw:style-name="gr31" draw:text-style-name="P3" draw:layer="layout" svg:x1="12.419cm" svg:y1="16.313cm" svg:x2="11.137cm" svg:y2="14.104cm">
          <text:p/>
        </draw:line>
        <draw:custom-shape draw:style-name="gr56" draw:text-style-name="P24" draw:layer="layout" svg:width="0.168cm" svg:height="0.168cm" svg:x="12.3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0.896cm" svg:height="0.081cm" svg:x="11.9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896cm" svg:height="0.187cm" svg:x="4.368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5" draw:layer="layout" svg:width="0.896cm" svg:height="0.081cm" svg:x="6.411cm" svg:y="1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6" draw:layer="layout" svg:width="3.56cm" svg:height="0.721cm" svg:x="7.223cm" svg:y="17.917cm">
          <draw:text-box>
            <text:p><text:span text:style-name="T1">= Image sensor</text:span></text:p>
          </draw:text-box>
        </draw:frame>
        <draw:frame draw:style-name="gr59" draw:text-style-name="P26" draw:layer="layout" svg:width="3.56cm" svg:height="1.191cm" svg:x="7.223cm" svg:y="18.556cm">
          <draw:text-box>
            <text:p><text:span text:style-name="T1">= Image plane</text:span></text:p>
            <text:p><text:span text:style-name="T1"/></text:p>
          </draw:text-box>
        </draw:frame>
        <draw:custom-shape draw:style-name="gr56" draw:text-style-name="P24" draw:layer="layout" svg:width="0.168cm" svg:height="0.168cm" svg:x="6.773cm" svg:y="1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6" draw:layer="layout" svg:width="3.56cm" svg:height="0.721cm" svg:x="7.223cm" svg:y="19.157cm">
          <draw:text-box>
            <text:p><text:span text:style-name="T1">= Optical center</text:span></text:p>
          </draw:text-box>
        </draw:frame>
      </draw:page>
      <draw:page draw:name="page6" draw:style-name="dp1" draw:master-page-name="Default">
        <draw:custom-shape draw:style-name="gr39" draw:text-style-name="P14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7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4" draw:text-style-name="P18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39" draw:text-style-name="P14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7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4" draw:text-style-name="P18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0.4.2$MacOSX_X86_64 LibreOffice_project/2b9802c1994aa0b7dc6079e128979269cf95bc78</meta:generator>
    <dc:date>2016-06-14T14:53:36.512807000</dc:date>
    <meta:editing-duration>P1DT3H6M17S</meta:editing-duration>
    <meta:editing-cycles>16</meta:editing-cycles>
    <meta:document-statistic meta:object-count="229"/>
  </office:meta>
</office:document-meta>
</file>